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color="#2a2a2a" loext:opacity="100%" fo:font-size="14pt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50%"/>
      <style:text-properties fo:color="#2a2a2a" loext:opacity="100%" fo:font-size="14pt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50%"/>
      <style:text-properties fo:font-size="14pt" style:font-size-asian="14pt" style:font-size-complex="14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www.letras.mus.br/djavan/45523/" text:style-name="Internet_20_link" text:visited-style-name="Visited_20_Internet_20_Link">Eu Te Devoro</text:a></text:h>
      <text:h text:style-name="Heading_20_2" text:outline-level="2"><text:a xlink:type="simple" xlink:href="https://www.letras.mus.br/djavan/" text:style-name="Internet_20_link" text:visited-style-name="Visited_20_Internet_20_Link">Djavan</text:a></text:h>
      <text:p text:style-name="Text_20_body"/>
      <text:section text:style-name="Sect1" text:name="Seção1">
        <text:p text:style-name="P1">Teus sinais me confundem da cabeça aos pés</text:p>
        <text:p text:style-name="P2">Mas por dentro eu te devoro</text:p>
        <text:p text:style-name="P2">Teu olhar não me diz exato quem tu és</text:p>
        <text:p text:style-name="P2">Mesmo assim eu te devoro</text:p>
        <text:p text:style-name="P3"/>
        <text:p text:style-name="P2">Te devoraria a qualquer preço</text:p>
        <text:p text:style-name="P2">Porque te ignoro, ou te conheço</text:p>
        <text:p text:style-name="P2">Quando chove, ou quando faz frio</text:p>
        <text:p text:style-name="P2">Noutro plano, te devoraria tal Caetano</text:p>
        <text:p text:style-name="P2">À Leonardo DiCaprio</text:p>
        <text:p text:style-name="P2">É um milagre</text:p>
        <text:p text:style-name="P3"/>
        <text:p text:style-name="P2">Tudo que Deus criou pensando em você</text:p>
        <text:p text:style-name="P2">Fez a Via Láctea, fez os dinossauros</text:p>
        <text:p text:style-name="P2">Sem pensar em nada, fez a minha vida</text:p>
        <text:p text:style-name="P2">E te deu</text:p>
        <text:p text:style-name="P3"/>
        <text:p text:style-name="P2">Sem contar os dias que me faz morrer</text:p>
        <text:p text:style-name="P2">Sem saber de ti, jogado à solidão</text:p>
        <text:p text:style-name="P2">Mas se quer saber se eu quero outra vida</text:p>
        <text:p text:style-name="P2">Não, não!</text:p>
        <text:p text:style-name="P3"/>
        <text:p text:style-name="P2">Teus sinais me confundem da cabeça aos pés</text:p>
        <text:p text:style-name="P2">Mas por dentro eu te devoro</text:p>
        <text:p text:style-name="P2">Teu olhar não me diz exato quem tu és</text:p>
        <text:p text:style-name="P2">Mesmo assim eu te devoro</text:p>
        <text:p text:style-name="P1">Te devoraria a qualquer preço</text:p>
        <text:p text:style-name="P2">Porque te ignoro, ou te conheço</text:p>
        <text:p text:style-name="P2">Quando chove, ou quando faz frio</text:p>
        <text:p text:style-name="P2">Noutro plano, te devoraria tal Caetano</text:p>
        <text:p text:style-name="P2">À Leonardo DiCaprio</text:p>
        <text:p text:style-name="P2">É um milagre</text:p>
        <text:p text:style-name="P3"/>
        <text:p text:style-name="P2">Tudo que Deus criou pensando em você</text:p>
        <text:p text:style-name="P2">Fez a Via Láctea, fez os dinossauros</text:p>
        <text:p text:style-name="P2">Sem pensar em nada, fez a minha vida</text:p>
        <text:p text:style-name="P2">E te deu</text:p>
        <text:p text:style-name="P2">Sem contar os dias que me faz morrer</text:p>
        <text:p text:style-name="P2">Sem saber de ti, jogado à solidão</text:p>
        <text:p text:style-name="P2">Mas se quer saber se eu quero outra vida</text:p>
        <text:p text:style-name="P2">Não, não!</text:p>
        <text:p text:style-name="P3"/>
        <text:p text:style-name="P2">Eu quero mesmo é viver pra esperar, esperar</text:p>
        <text:p text:style-name="P2">Devorar você</text:p>
        <text:p text:style-name="P2">Eu quero mesmo é viver pra esperar, esperar</text:p>
        <text:p text:style-name="P2">Devorar você</text:p>
        <text:p text:style-name="P3"/>
        <text:p text:style-name="P2">Viver, viver pra esperar você</text:p>
        <text:p text:style-name="P2">Quero viver pra esperar você</text:p>
        <text:p text:style-name="P2">Quero esperar você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67cm" fo:margin-bottom="1.099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08:00:39.223489187</meta:creation-date>
    <dc:date>2025-09-29T08:07:52.266307310</dc:date>
    <meta:editing-duration>PT7M16S</meta:editing-duration>
    <meta:editing-cycles>1</meta:editing-cycles>
    <meta:document-statistic meta:table-count="0" meta:image-count="0" meta:object-count="0" meta:page-count="1" meta:paragraph-count="45" meta:word-count="253" meta:character-count="1253" meta:non-whitespace-character-count="1045"/>
    <meta:generator>LibreOffice/24.2.7.2$Linux_X86_64 LibreOffice_project/420$Build-2</meta:generator>
  </office:meta>
</office:document-meta>
</file>